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top="0.4cm" fo:margin-bottom="0cm"/>
    </style:style>
    <style:style style:name="T1" style:family="text">
      <style:text-properties fo:color="#00a933" loext:opacity="100%" style:font-name="Liberation Sans1" fo:font-size="32pt" fo:font-weight="bold" style:font-name-asian="Liberation Sans1" style:font-size-asian="32pt" style:font-weight-asian="bold" style:font-name-complex="Liberation Sans1" style:font-size-complex="32pt" style:font-weight-complex="bold" style:font-relief="engrave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awspec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esting Plan</text:p>
            <text:p/>
            <text:p>Richard Elkins</text:p>
            <text:p>2021-11-03 (v3)</text:p>
            <text:p/>
            <text:p><text:a xlink:href="https://github.com/texadactyl/rawspec_test" xlink:type="simple">https://github.com/texadactyl/rawspec_test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wspec Current Sta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irst stage in multiple production work flows that generate science products for downstream processing and analysis.</text:p>
              </text:list-item>
              <text:list-item>
                <text:p text:style-name="P4">Rawspec github repository: <text:a xlink:href="https://github.com/UCBerkeleySETI/rawspec" xlink:type="simple">https://github.com/UCBerkeleySETI/rawspec</text:a></text:p>
              </text:list-item>
              <text:list-item>
                <text:p>8 open Pull Requests as of 2021-11-03:</text:p>
                <text:list>
                  <text:list-item>
                    <text:p>Some are drafts.</text:p>
                  </text:list-item>
                  <text:list-item>
                    <text:p>All are proposed feature enhancements.</text:p>
                  </text:list-item>
                  <text:list-item>
                    <text:p>Unknown side effects (if any) on the current source 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√ </text:span>Testing Development Plan</text:p>
          </draw:text-box>
        </draw:frame>
        <draw:frame presentation:style-name="pr4" draw:text-style-name="P1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 text:style-name="P4">Testing scope defined:</text:p>
                <text:list>
                  <text:list-item>
                    <text:p>File-to-file only (no IP streaming).</text:p>
                  </text:list-item>
                  <text:list-item>
                    <text:p>32-bit, 1 polarization input to blimpy/turbo_seti.</text:p>
                  </text:list-item>
                </text:list>
              </text:list-item>
              <text:list-item>
                <text:p>Identify the .raw files to be used as testing input with assistance from Matt Lebofsky.</text:p>
              </text:list-item>
              <text:list-item>
                <text:p>Generate baseline comparators associated with each 0000.raw:</text:p>
                <text:list>
                  <text:list-item>
                    <text:p>Generate turbo_seti top hit table: 0000.raw → .fil → .h5 → .dat → .tbl_dat</text:p>
                  </text:list-item>
                  <text:list-item>
                    <text:p>Generate Filterbank header field table: .h5 → .tbl_hdr</text:p>
                  </text:list-item>
                  <text:list-item>
                    <text:p>Discard .fil, .h5, .dat, and .log artifacts.</text:p>
                  </text:list-item>
                  <text:list-item>
                    <text:p>Remaining baseline file types for each test case:</text:p>
                    <text:list>
                      <text:list-item>
                        <text:p>.raw <text:s text:c="5"/>:: input file</text:p>
                      </text:list-item>
                      <text:list-item>
                        <text:p>.tbl_hdr :: a table containing the header field (key, value) pairs</text:p>
                      </text:list-item>
                      <text:list-item>
                        <text:p>.tbl_dat :: a table containing selected turbo_seti top hit records</text:p>
                      </text:list-item>
                    </text:list>
                  </text:list-item>
                </text:list>
              </text:list-item>
              <text:list-item>
                <text:p text:style-name="P4">The testing baseline environment is now complete and ready for us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√ </text:span>Testing High-level Desig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For each test case (0000.raw file), follow this process:</text:p>
                <text:list>
                  <text:list-item>
                    <text:p>Generate turbo_seti top hit table: </text:p>
                    <text:list>
                      <text:list-header>
                        <text:p>0000.raw → .h5 → .dat → .tbl_dat</text:p>
                      </text:list-header>
                    </text:list>
                  </text:list-item>
                  <text:list-item>
                    <text:p>Generate Filterbank header information: </text:p>
                    <text:list>
                      <text:list-header>
                        <text:p>.h5 → .tbl_hdr</text:p>
                      </text:list-header>
                    </text:list>
                  </text:list-item>
                  <text:list-item>
                    <text:p><text:span text:style-name="T2">Discard intermediate files (</text:span>.fil, .h5, .dat, and .log) </text:p>
                  </text:list-item>
                  <text:list-item>
                    <text:p>Compare .tbl_hdr file to its counterpart in the baseline.</text:p>
                  </text:list-item>
                  <text:list-item>
                    <text:p><text:span text:style-name="T2">Compare .tbl_data file to </text:span>its counterpart in <text:s/>the baseline.</text:p>
                  </text:list-item>
                  <text:list-item>
                    <text:p>Report success and failure instan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√ </text:span>Testing Software Develop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Technical Approach aka Detailed Design</text:p>
              </text:list-item>
              <text:list-item>
                <text:p text:style-name="P4">Bash &amp; Python Code</text:p>
              </text:list-item>
              <text:list-item>
                <text:p text:style-name="P4">Installation Testing</text:p>
              </text:list-item>
              <text:list-item>
                <text:p text:style-name="P4">Functional Unit Testing</text:p>
              </text:list-item>
              <text:list-item>
                <text:p text:style-name="P4">End-to-end testing 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√ </text:span>Pull Request Testing Prerequisit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ogin to blpc0.</text:p>
              </text:list-item>
              <text:list-item>
                <text:p text:style-name="P4"><text:span text:style-name="T3">If the rawspec_test </text:span>repository has not yet been installed, </text:p>
              </text:list-item>
            </text:list>
            <text:list text:style-name="L3">
              <text:list-item>
                <text:list>
                  <text:list-header>
                    <text:p text:style-name="P5">`git clone https://github.com/texadactyl/rawspec_test`.</text:p>
                  </text:list-header>
                </text:list>
              </text:list-item>
            </text:list>
            <text:list text:style-name="L2">
              <text:list-item>
                <text:p text:style-name="P4">Make sure that blimpy and turbo_seti are installed under $HOME:</text:p>
                <text:list>
                  <text:list-header>
                    <text:p>`pip -U --user blimpy`</text:p>
                    <text:p>`pip -U --user turbo_seti`</text:p>
                  </text:list-header>
                </text:list>
              </text:list-item>
              <text:list-item>
                <text:p>Not dependent on a particular P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√ </text:span>Pull Request Testing Procedur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Evaluate the PR. <text:s/>Is this a suitable candidate for merging (Y/N) ?</text:p>
              </text:list-item>
              <text:list-item>
                <text:p>Testing execution:</text:p>
                <text:list>
                  <text:list-item>
                    <text:p>Login to blpc0.</text:p>
                  </text:list-item>
                  <text:list-item>
                    <text:p>Go to $HOME/rawspec_test/exec</text:p>
                  </text:list-item>
                  <text:list-item>
                    <text:p>Edit bash script <text:span text:style-name="T4">xprep.sh</text:span> to supply URL and BRANCH values for the PR being evaluated.</text:p>
                  </text:list-item>
                  <text:list-item>
                    <text:p text:style-name="P6">Run bash script <text:span text:style-name="T4">xprep.sh</text:span><text:span text:style-name="T5"> to set up the testing trial directory</text:span>.</text:p>
                  </text:list-item>
                  <text:list-item>
                    <text:p text:style-name="P6">Run bash script <text:span text:style-name="T4">xtest.sh</text:span><text:span text:style-name="T5">:</text:span></text:p>
                    <text:list>
                      <text:list-item>
                        <text:p>Generate trial results</text:p>
                      </text:list-item>
                      <text:list-item>
                        <text:p>Compare trial results to their counterparts in the baseline resul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valuate the 8 outstanding PRs.</text:p>
              </text:list-item>
              <text:list-item>
                <text:p>Fork rawspec for integrating the FBH5 amendmen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08:37:56.482470148</meta:creation-date>
    <dc:date>2021-11-03T11:47:49.498916719</dc:date>
    <meta:editing-duration>PT1H30M22S</meta:editing-duration>
    <meta:editing-cycles>41</meta:editing-cycles>
    <meta:generator>LibreOffice/7.1.6.2$Linux_X86_64 LibreOffice_project/10$Build-2</meta:generator>
    <meta:document-statistic meta:object-count="52"/>
  </office:meta>
</office:document-meta>
</file>